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neva" svg:font-family="Geneva, Verdana, sans-serif"/>
    <style:font-face style:name="OpenSymbol" svg:font-family="OpenSymbol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5cm" style:type="center"/>
          <style:tab-stop style:position="19.001cm" style:type="right" style:leader-style="solid" style:leader-text="_"/>
        </style:tab-stops>
      </style:paragraph-properties>
    </style:style>
    <style:style style:name="P2" style:family="paragraph" style:parent-style-name="Horizontal_20_Line">
      <style:paragraph-properties fo:text-align="center" style:justify-single-word="false"/>
    </style:style>
    <style:style style:name="P3" style:family="paragraph" style:parent-style-name="Horizontal_20_Line">
      <style:paragraph-properties fo:text-align="end" style:justify-single-word="false"/>
    </style:style>
    <style:style style:name="P4" style:family="paragraph" style:parent-style-name="Heading_20_3">
      <style:paragraph-properties fo:margin-top="0cm" fo:margin-bottom="0cm" fo:text-align="justify" style:justify-single-word="false" fo:orphans="2" fo:widows="2"/>
      <style:text-properties fo:font-variant="normal" fo:text-transform="none" fo:color="#4463a1" style:font-name="Tahoma" fo:font-size="11pt" fo:letter-spacing="normal" fo:font-style="normal" style:text-underline-style="solid" style:text-underline-width="auto" style:text-underline-color="font-color" fo:font-weight="bold" style:font-size-asian="11pt" style:font-size-complex="11pt"/>
    </style:style>
    <style:style style:name="P5" style:family="paragraph" style:parent-style-name="Text_20_body" style:master-page-name="">
      <style:paragraph-properties fo:margin-top="0cm" fo:margin-bottom="0cm" fo:text-align="justify" style:justify-single-word="false" fo:orphans="2" fo:widows="2" style:page-number="auto"/>
      <style:text-properties fo:font-variant="normal" fo:text-transform="none" fo:color="#000000" style:font-name="Tahoma" fo:font-size="9pt" fo:letter-spacing="normal" fo:font-style="normal" fo:font-weight="normal"/>
    </style:style>
    <style:style style:name="P6" style:family="paragraph" style:parent-style-name="Text_20_body">
      <style:paragraph-properties fo:margin-top="0cm" fo:margin-bottom="0cm" fo:text-align="justify" style:justify-single-word="false" fo:orphans="2" fo:widows="2"/>
      <style:text-properties fo:font-variant="normal" fo:text-transform="none" fo:color="#000000" style:font-name="Tahoma" fo:font-size="9pt" fo:letter-spacing="normal" fo:font-style="normal" fo:font-weight="normal"/>
    </style:style>
    <style:style style:name="P7" style:family="paragraph" style:parent-style-name="Text_20_body">
      <style:paragraph-properties fo:margin-top="0cm" fo:margin-bottom="0cm" fo:text-align="justify" style:justify-single-word="false" fo:orphans="2" fo:widows="2" fo:break-before="page"/>
      <style:text-properties fo:font-variant="normal" fo:text-transform="none" fo:color="#000000" style:font-name="Tahoma" fo:font-size="9pt" fo:letter-spacing="normal" fo:font-style="normal" fo:font-weight="normal"/>
    </style:style>
    <style:style style:name="P8" style:family="paragraph" style:parent-style-name="spaceAfterTxt">
      <style:paragraph-properties fo:margin-top="0cm" fo:margin-bottom="0cm" fo:text-align="justify" style:justify-single-word="false" fo:orphans="2" fo:widows="2"/>
      <style:text-properties fo:font-variant="normal" fo:text-transform="none" fo:color="#000000" style:font-name="Tahoma" fo:font-size="9pt" fo:letter-spacing="normal" fo:font-style="normal" fo:font-weight="normal"/>
    </style:style>
    <style:style style:name="P9" style:family="paragraph" style:parent-style-name="Standard">
      <style:paragraph-properties fo:text-align="justify" style:justify-single-word="false" fo:orphans="2" fo:widows="2" fo:break-before="page"/>
    </style:style>
    <style:style style:name="P10" style:family="paragraph" style:parent-style-name="Heading_20_3">
      <style:text-properties fo:font-variant="normal" fo:text-transform="none" fo:color="#4463a1" style:font-name="Tahoma" fo:font-size="11pt" fo:letter-spacing="normal" fo:font-style="normal" style:text-underline-style="solid" style:text-underline-width="auto" style:text-underline-color="font-color" fo:font-weight="bold" style:font-size-asian="11pt" style:font-size-complex="11pt"/>
    </style:style>
    <style:style style:name="P1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63a1" style:font-name="Tahoma" fo:font-size="9pt" fo:letter-spacing="normal" fo:font-style="normal" fo:font-weight="bold"/>
    </style:style>
    <style:style style:name="P12" style:family="paragraph" style:parent-style-name="Heading_20_3">
      <style:paragraph-properties fo:margin-left="0cm" fo:margin-right="0cm" fo:margin-top="0cm" fo:margin-bottom="0cm" fo:text-indent="0cm" style:auto-text-indent="false" fo:padding="0cm" fo:border="none"/>
      <style:text-properties fo:color="#4463a1" fo:font-weight="bold"/>
    </style:style>
    <style:style style:name="P13" style:family="paragraph" style:parent-style-name="Heading_20_3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4463a1" fo:font-weight="bold"/>
    </style:style>
    <style:style style:name="P14" style:family="paragraph" style:parent-style-name="dk_5f_text_5f__20__3e__20_paraTag_5f_">
      <style:paragraph-properties fo:margin-left="0.199cm" fo:margin-right="0.199cm" fo:text-indent="0cm" style:auto-text-indent="false"/>
    </style:style>
    <style:style style:name="P15" style:family="paragraph" style:parent-style-name="Text_20_body">
      <style:paragraph-properties fo:text-align="end" style:justify-single-word="false" fo:orphans="2" fo:widows="2"/>
      <style:text-properties fo:font-variant="normal" fo:text-transform="none" fo:color="#ffffff" style:font-name="Tahoma" fo:font-size="9pt" fo:letter-spacing="normal" fo:font-style="normal" fo:font-weight="normal"/>
    </style:style>
    <style:style style:name="P16" style:family="paragraph" style:parent-style-name="Text_20_body">
      <style:paragraph-properties fo:text-align="justify" style:justify-single-word="false" fo:orphans="2" fo:widows="2"/>
    </style:style>
    <style:style style:name="P17" style:family="paragraph" style:parent-style-name="Text_20_body">
      <style:text-properties fo:color="#ffffff"/>
    </style:style>
    <style:style style:name="P18" style:family="paragraph" style:parent-style-name="Text_20_body">
      <style:text-properties fo:color="#ffffff" style:text-underline-style="solid" style:text-underline-width="auto" style:text-underline-color="font-color"/>
    </style:style>
    <style:style style:name="P19" style:family="paragraph" style:parent-style-name="Text_20_body">
      <style:paragraph-properties fo:margin-top="0cm" fo:margin-bottom="0.529cm" fo:text-align="justify" style:justify-single-word="false" fo:padding="0.049cm" fo:border="0.035cm solid #4463a1"/>
    </style:style>
    <style:style style:name="P20" style:family="paragraph" style:parent-style-name="Text_20_body">
      <style:paragraph-properties fo:margin-top="0cm" fo:margin-bottom="0.529cm" fo:padding="0cm" fo:border="none"/>
    </style:style>
    <style:style style:name="P21" style:family="paragraph" style:parent-style-name="Text_20_body">
      <style:paragraph-properties fo:margin-top="0cm" fo:margin-bottom="0.529cm" fo:text-align="justify" style:justify-single-word="false" fo:padding="0cm" fo:border="none"/>
    </style:style>
    <style:style style:name="P22" style:family="paragraph" style:parent-style-name="Text_20_body">
      <style:paragraph-properties fo:margin-top="0cm" fo:margin-bottom="0.529cm" fo:text-align="center" style:justify-single-word="false" fo:padding="0cm" fo:border="none"/>
    </style:style>
    <style:style style:name="P23" style:family="paragraph" style:parent-style-name="Text_20_body">
      <style:paragraph-properties fo:margin-left="0.079cm" fo:margin-right="0cm" fo:margin-top="0cm" fo:margin-bottom="0cm" fo:text-align="end" style:justify-single-word="false" fo:orphans="2" fo:widows="2" fo:text-indent="0cm" style:auto-text-indent="false" fo:padding="0cm" fo:border="none"/>
    </style:style>
    <style:style style:name="P24" style:family="paragraph" style:parent-style-name="simple_20__3e__20_paragraph_20_level_20_1">
      <style:paragraph-properties fo:margin-top="0cm" fo:margin-bottom="0cm" fo:text-align="justify" style:justify-single-word="false" fo:orphans="2" fo:widows="2"/>
      <style:text-properties fo:font-variant="normal" fo:text-transform="none" fo:color="#000000" style:font-name="Tahoma" fo:font-size="9pt" fo:letter-spacing="normal" fo:font-style="normal" fo:font-weight="normal"/>
    </style:style>
    <style:style style:name="P25" style:family="paragraph" style:parent-style-name="dk_5f_text_5f__20__3e__20_paraTag_5f_" style:list-style-name="L2">
      <style:paragraph-properties fo:margin-left="0.199cm" fo:margin-right="0.199cm" fo:text-indent="0cm" style:auto-text-indent="false"/>
    </style:style>
    <style:style style:name="P26" style:family="paragraph" style:parent-style-name="Standard">
      <style:paragraph-properties fo:margin-top="0cm" fo:margin-bottom="0cm"/>
      <style:text-properties fo:font-variant="normal" fo:text-transform="none" fo:color="#4463a1" style:font-name="Tahoma" fo:font-size="9pt" fo:letter-spacing="normal" fo:font-style="normal" fo:font-weight="bold"/>
    </style:style>
    <style:style style:name="P27" style:family="paragraph" style:parent-style-name="Text_20_body">
      <style:paragraph-properties fo:margin-top="0cm" fo:margin-bottom="0cm" fo:text-align="justify" style:justify-single-word="false" fo:orphans="2" fo:widows="2"/>
      <style:text-properties fo:font-variant="normal" fo:text-transform="none" fo:color="#000000" style:font-name="Tahoma" fo:font-size="9pt" fo:letter-spacing="normal" fo:font-style="normal" fo:font-weight="normal"/>
    </style:style>
    <style:style style:name="P28" style:family="paragraph" style:parent-style-name="Text_20_body" style:list-style-name="L1">
      <style:paragraph-properties fo:margin-top="0cm" fo:margin-bottom="0cm" fo:text-align="justify" style:justify-single-word="false" fo:orphans="2" fo:widows="2"/>
      <style:text-properties fo:font-variant="normal" fo:text-transform="none" fo:color="#000000" style:font-name="Tahoma" fo:font-size="9pt" fo:letter-spacing="normal" fo:font-style="normal" fo:font-weight="normal"/>
    </style:style>
    <style:style style:name="P29" style:family="paragraph" style:parent-style-name="Text_20_body" style:list-style-name="L3">
      <style:paragraph-properties fo:margin-left="0cm" fo:margin-right="0cm" fo:margin-top="0cm" fo:margin-bottom="0.529cm" fo:text-align="justify" style:justify-single-word="false" fo:text-indent="0cm" style:auto-text-indent="false" fo:padding="0cm" fo:border="none"/>
    </style:style>
    <style:style style:name="P30" style:family="paragraph" style:parent-style-name="Text_20_body" style:list-style-name="L4">
      <style:paragraph-properties fo:margin-left="0cm" fo:margin-right="0cm" fo:margin-top="0cm" fo:margin-bottom="0.529cm" fo:text-align="justify" style:justify-single-word="false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margin-top="0cm" fo:margin-bottom="0.529cm" fo:text-align="justify" style:justify-single-word="false" fo:text-indent="0cm" style:auto-text-indent="false" fo:padding="0.049cm" fo:border="0.035cm solid #4463a1"/>
      <style:text-properties fo:color="#000000" fo:font-weight="normal"/>
    </style:style>
    <style:style style:name="T1" style:family="text">
      <style:text-properties fo:font-variant="normal" fo:text-transform="none" fo:color="#ffffff" style:font-name="Tahoma" fo:font-size="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color="#000000" fo:font-weight="normal"/>
    </style:style>
    <style:style style:name="T3" style:family="text">
      <style:text-properties fo:color="#426aaf" style:text-underline-style="solid" style:text-underline-width="auto" style:text-underline-color="font-color" fo:font-weight="normal"/>
    </style:style>
    <style:style style:name="T4" style:family="text">
      <style:text-properties fo:color="#6e6e6e" style:font-name="Geneva" style:text-underline-style="solid" style:text-underline-width="auto" style:text-underline-color="font-color" fo:font-weight="bold"/>
    </style:style>
    <style:style style:name="T5" style:family="text">
      <style:text-properties fo:color="#4a6aa1" style:text-underline-style="solid" style:text-underline-width="auto" style:text-underline-color="font-color"/>
    </style:style>
    <style:style style:name="T6" style:family="text">
      <style:text-properties fo:color="#ffffff"/>
    </style:style>
    <style:style style:name="T7" style:family="text">
      <style:text-properties fo:color="#ffffff" style:font-name="Arial" fo:font-size="1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Exercice 1 </text:h>
      <text:section text:style-name="Sect1" text:name="tplCoMarginW">
        <text:p text:style-name="P5">Paramètres de gestion associés à l'entreprise (Cc = 24 € et T = 15%)</text:p>
        <text:p text:style-name="P6">Pièce A (Qa = 2000, Pu = 9 €),</text:p>
        <text:p text:style-name="P6">Pièce B (Qa = 75 Pu = 350 €),</text:p>
        <text:p text:style-name="P6">Pièce C (Qa = 600, Pu = 25 €)</text:p>
        <text:p text:style-name="P6"/>
        <text:h text:style-name="P11" text:outline-level="3">Etude 1.1</text:h>
        <text:p text:style-name="P6">Les pièces sont actuellement commandées chez 3 fournisseurs différents qui proposent tous un délai de 5 jours. </text:p>
        <text:p text:style-name="P6">Pour la pièce A, on précise que la consommation moyenne par période de 30 jours a été mesurée à 160 avec un écart-type de 18.</text:p>
        <text:p text:style-name="P6">Choisir la méthode de réapprovisionnement la mieux adaptée (PA ou PC) à chaque pièce, et donner tous les paramètres utiles (Qec ou Tec) en posant si nécessaire des hypothèses pour le stock minimum (Qmin)</text:p>
        <text:p text:style-name="P6"/>
        <text:h text:style-name="P11" text:outline-level="3">Etude 1.2</text:h>
        <text:p text:style-name="P6">On considère maintenant que les pièces sont toutes commandées chez un seul fournisseur. On considère alors que chaque commande comportera au moins 2 références.</text:p>
        <text:p text:style-name="P6">On vous demande alors de faire en sorte de regrouper au mieux les commandes, et de choisir une périodicité fixe de commande avec un plan de commande pour chaque pièce. </text:p>
        <text:p text:style-name="P6">Quels sont alors les plafonds de commande pour chaque pièce en fonction de la périodicité.</text:p>
        <text:p text:style-name="P6">Est-ce que les stock de sécurité de l'étude sont à recalculer ?</text:p>
        <text:p text:style-name="P6"/>
      </text:section>
      <text:p text:style-name="P26">1.3. Comparaison des 2 études :</text:p>
      <text:p text:style-name="P6">Evaluer les gains en coût de gestion sur 2 ans par exemple</text:p>
      <text:p text:style-name="P6">Valeur du stock à un instant t (ou influence sur le stock de sécurité)</text:p>
      <text:p text:style-name="P6"/>
      <text:h text:style-name="P4" text:outline-level="3">Exercice 2</text:h>
      <text:p text:style-name="P5">Paramètres de gestion associés à l'entreprise (Cc = 30 € et T = 15%)</text:p>
      <text:p text:style-name="P6">Pénalité en cas d'arrêt de production 100 à 250 euros de l'heure.</text:p>
      <text:p text:style-name="P6">La fiabilité de la pièce à 6 mois est de 0,85. On estimera qu'il n' a pas d'usure les 2 premières années (Modèle exponentiel)</text:p>
      <text:p text:style-name="P6">Le délai d'approvisionnement est de 4 heures (Frais de port de 400 euros, Pu=8300 euros) ou 24 heures (Frais de port de 50 euros, Pu=8000 euros)</text:p>
      <text:p text:style-name="P6"/>
      <text:p text:style-name="P6">La pièce est neuve à t = 0, analyser les solutions suivantes sur 10 ans. Choisir la solution la plus intéressante.</text:p>
      <text:list xml:id="list39503626" text:style-name="L1">
        <text:list-item>
          <text:p text:style-name="P28">pas de stock, on attend la défaillance.</text:p>
        </text:list-item>
        <text:list-item>
          <text:p text:style-name="P28">on attend 1 an et si il n'y a pas de défaillance, on met une pièce en stock à t=1.</text:p>
        </text:list-item>
        <text:list-item>
          <text:p text:style-name="P28">On met une pièce en stock et on recommande la pièce dès qu'elle est utilisée.</text:p>
          <text:p text:style-name="P28"/>
        </text:list-item>
      </text:list>
      <text:p text:style-name="P6">Existe-il d'autres solutions ou alternatives ?</text:p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dk_5f_text_5f__20__3e__20_paraTag_5f_">1. Quelles différences peut-on faire entre un stock de matière première (besoin en production d'articles manufacturés destinés à la vente) et un stock de pièces détachées (besoin maintenance de l'appareil de production).</text:p>
      <text:p text:style-name="dk_5f_text_5f__20__3e__20_paraTag_5f_">2. Définir les coût suivants (base annuelle) :</text:p>
      <text:list xml:id="list39498980" text:style-name="simple_20__3e__20_list">
        <text:list-item text:start-value="1">
          <text:p text:style-name="simple_20__3e__20_paragraph_20_level_20_1">a : Coût de gestion d'un stock maintenance (Cges)</text:p>
        </text:list-item>
        <text:list-item>
          <text:p text:style-name="simple_20__3e__20_paragraph_20_level_20_1">b : Coût défaillance maintenance ou coût Indirect ou de non production (CDM)</text:p>
        </text:list-item>
        <text:list-item>
          <text:p text:style-name="simple_20__3e__20_paragraph_20_level_20_1">c : Coût Achat Pièce (Cach)</text:p>
        </text:list-item>
        <text:list-item>
          <text:p text:style-name="P24">d : Coût Direct Maintenance ou Coût Intervention Maintenance (CIM)</text:p>
        </text:list-item>
      </text:list>
      <text:p text:style-name="dk_5f_text_5f__20__3e__20_paraTag_5f_">3. Dans un stock maintenance, quelles sont les grandes familles de pièces détachées. Associer à chaque famille l'enjeu en terme de gestion (approvisionnement) ou de coût défaillance maintenance.</text:p>
      <text:p text:style-name="dk_5f_text_5f__20__3e__20_paraTag_5f_">4. Comment prendre la décision de mettre en stock une pièce.</text:p>
      <text:p text:style-name="dk_5f_text_5f__20__3e__20_paraTag_5f_">5. Si la décision de non stockage est prise, que va t-il se passer en cas de défaillance, que pouvez vous préconiser.</text:p>
      <text:p text:style-name="dk_5f_text_5f__20__3e__20_paraTag_5f_">6. Si la pièce est stockée, décrivez les alternatives possibles en matière de réapprovisionnement. Décrivez aussi finement que possible les méthodes possibles et à quelles familles de pièces elles sont le plus appropriées. Que se passe t-il si les choix se révèlent mauvais concernant le rythme des commandes</text:p>
      <text:p text:style-name="dk_5f_text_5f__20__3e__20_paraTag_5f_">7. Quelle importance peut-on donner au seuil de sécurité (ou quantité d'alerte). Comment le calcule t-on ? Que se passe t-il si il est mal évalué ?</text:p>
      <text:p text:style-name="dk_5f_text_5f__20__3e__20_paraTag_5f_">8. A quoi sert un historique de consommation de pièces détachées. La période d'observation ou de recueil de cet historique doit-il être exactement le même que le délai de réapprovisionnement de la pièce.</text:p>
      <text:list xml:id="list39501699" text:style-name="L2">
        <text:list-item>
          <text:p text:style-name="P25">Comment tenir compte du fait que l'on constate que l'on commande plusieurs références pièces sur le même bon de commande.</text:p>
        </text:list-item>
        <text:list-item>
          <text:p text:style-name="P25">Que signifie « standardiser une pièce » : avantages et inconvénients</text:p>
        </text:list-item>
        <text:list-item>
          <text:p text:style-name="P25">Expliquez les apports de la GMAO en gestion de stock.</text:p>
        </text:list-item>
      </text:list>
      <text:p text:style-name="P14"/>
      <text:p text:style-name="P8"> <text:span text:style-name="T7"> </text:span></text:p>
      <text:p text:style-name="P9"/>
      <text:section text:style-name="Sect2" text:name="tplMain">
        <text:section text:style-name="Sect2" text:name="tplCo">
          <text:p text:style-name="Standard"/>
          <text:section text:style-name="Sect1" text:name="Section1">
            <text:p text:style-name="Standard"><text:bookmark text:name="tplCoMarginW"/></text:p>
            <text:section text:style-name="Sect1" text:name="i0">
              <text:p text:style-name="P19">Entreprise :</text:p>
              <text:list xml:id="list39492368" text:style-name="L3">
                <text:list-item>
                  <text:p text:style-name="P29"><text:bookmark text:name="i1"/><text:a xlink:type="simple" xlink:href="http://127.0.0.1:8095/s/test/u/pub/gMaint/2/MFMS-sto/0_publi/2E_cm_web.publi/web/co/39_td.html#footnotesN101ED"><text:span text:style-name="Definition"><text:span text:style-name="T3">Coût de commande</text:span></text:span></text:a><text:span text:style-name="T2"> = 40 euros, </text:span><text:bookmark text:name="i2"/><text:a xlink:type="simple" xlink:href="http://127.0.0.1:8095/s/test/u/pub/gMaint/2/MFMS-sto/0_publi/2E_cm_web.publi/web/co/39_td.html#footnotesN10222"><text:span text:style-name="Definition"><text:span text:style-name="T3">Taux de possession</text:span></text:span></text:a><text:span text:style-name="T2"> = 15%.</text:span></text:p>
                </text:list-item>
                <text:list-item>
                  <text:p text:style-name="P29"><text:span text:style-name="T2">Selon le carnet de commandes de l'entreprise, on estime que la </text:span><text:bookmark text:name="i3"/><text:a xlink:type="simple" xlink:href="http://127.0.0.1:8095/s/test/u/pub/gMaint/2/MFMS-sto/0_publi/2E_cm_web.publi/web/co/39_td.html#footnotesN1024C"><text:span text:style-name="Definition"><text:span text:style-name="T3">pénalité</text:span></text:span></text:a><text:span text:style-name="T2"> d'un arrêt de production peut varier entre 50 euros et 300 euros de l'heure.</text:span></text:p>
                </text:list-item>
              </text:list>
              <text:p text:style-name="P19">Pièce :</text:p>
              <text:list xml:id="list39486584" text:style-name="L4">
                <text:list-item>
                  <text:p text:style-name="P30"><text:bookmark text:name="i4"/><text:a xlink:type="simple" xlink:href="http://127.0.0.1:8095/s/test/u/pub/gMaint/2/MFMS-sto/0_publi/2E_cm_web.publi/web/co/39_td.html#footnotesN10293"><text:span text:style-name="Definition"><text:span text:style-name="T3">R(t=6 mois)</text:span></text:span></text:a><text:span text:style-name="T2"> = 0,9</text:span></text:p>
                </text:list-item>
                <text:list-item>
                  <text:p text:style-name="P31">la pièce étudiée est spécifique à une et une seule machine</text:p>
                </text:list-item>
                <text:list-item>
                  <text:p text:style-name="P30"><text:span text:style-name="T2">Le </text:span><text:bookmark text:name="i5"/><text:a xlink:type="simple" xlink:href="http://127.0.0.1:8095/s/test/u/pub/gMaint/2/MFMS-sto/0_publi/2E_cm_web.publi/web/co/39_td.html#footnotesN102DE"><text:span text:style-name="Definition"><text:span text:style-name="T3">prix de la pièce</text:span></text:span></text:a><text:span text:style-name="T2"> est de 10000 euros.</text:span></text:p>
                </text:list-item>
                <text:list-item>
                  <text:p text:style-name="P30"><text:span text:style-name="T2">Le </text:span><text:bookmark text:name="i6"/><text:a xlink:type="simple" xlink:href="http://127.0.0.1:8095/s/test/u/pub/gMaint/2/MFMS-sto/0_publi/2E_cm_web.publi/web/co/39_td.html#footnotesN10311"><text:span text:style-name="Definition"><text:span text:style-name="T3">délai d'approvisionnement</text:span></text:span></text:a><text:span text:style-name="T2"> de la pièce est de 6 heures en urgence (frais de port fixés à </text:span><text:bookmark text:name="i7"/><text:a xlink:type="simple" xlink:href="http://127.0.0.1:8095/s/test/u/pub/gMaint/2/MFMS-sto/0_publi/2E_cm_web.publi/web/co/39_td.html#footnotesN1036C"><text:span text:style-name="Definition"><text:span text:style-name="T3">Ccpc </text:span></text:span></text:a><text:span text:style-name="T2">à 250 euros) ou de 72 heures (Cc= 40 euros)</text:span></text:p>
                </text:list-item>
              </text:list>
              <text:p text:style-name="P19">Nous n'avons aucune autre information sur l'usure et nous allons donc considérer que nous nous plaçons dans les conditions les plus favorables (taux de défaillance constant).</text:p>
              <text:h text:style-name="P12" text:outline-level="3">Question</text:h>
              <text:p text:style-name="P21">1.a. Calculer le taux de défaillance en mois selon le modèle exponentiel.</text:p>
              <text:p text:style-name="P21">1.b. Calculer la fiabilité à t = 12 mois, 24 mois, 36 mois.</text:p>
              <text:p text:style-name="P20"><text:a xlink:type="simple" xlink:href="http://127.0.0.1:8095/s/test/u/pub/gMaint/2/MFMS-sto/0_publi/2E_cm_web.publi/web/co/39_td.html#"><text:span text:style-name="T4">Indice</text:span></text:a></text:p>
              <text:p text:style-name="P20"><text:a xlink:type="simple" xlink:href="http://127.0.0.1:8095/s/test/u/pub/gMaint/2/MFMS-sto/0_publi/2E_cm_web.publi/web/co/39_td.html#"><text:span text:style-name="T4">Solution</text:span></text:a></text:p>
              <text:h text:style-name="P13" text:outline-level="3">Modèle de Weibull</text:h>
              <text:p text:style-name="P19">On décide de modéliser la durée de vie par le modèle de weibull avec une usure plus marquée (Beta=2), et Eta =18,5.</text:p>
              <text:h text:style-name="P12" text:outline-level="3">Question</text:h>
              <text:p text:style-name="P21">2. Calculer la fiabilité à t = 12 mois, 24 mois, 36 mois.</text:p>
              <text:p text:style-name="P22"><draw:frame draw:style-name="fr5" draw:name="images1" text:anchor-type="as-char" svg:width="2.487cm" svg:height="0.847cm" draw:z-index="0"><draw:image xlink:href="http://127.0.0.1:8095/s/test/u/pub/gMaint/2/MFMS-sto/0_publi/2E_cm_web.publi/web/res/Lweib_R(t).png" xlink:type="simple" xlink:show="embed" xlink:actuate="onLoad"/></draw:frame></text:p>
              <text:p text:style-name="P20"><text:a xlink:type="simple" xlink:href="http://127.0.0.1:8095/s/test/u/pub/gMaint/2/MFMS-sto/0_publi/2E_cm_web.publi/web/co/39_td.html#"><text:span text:style-name="T4">Solution</text:span></text:a></text:p>
              <text:p text:style-name="P19">L'entreprise dispose maintenant de 5 machines identiques que l'on met en fonctionnement à t=0. En se plaçant dans le cas d'une usure favorable avec R(t=12 mois)=0,8, on peut en déduire un taux moyen d'événement de <text:soft-page-break/>0,2 * 5 machines, soit 1.</text:p>
              <text:p text:style-name="P19">Cela signifie qu'en moyenne, on peut subir une casse dans l'année.</text:p>
              <text:h text:style-name="P12" text:outline-level="3">Question</text:h>
              <text:p text:style-name="P21">Calculer avec la <text:bookmark text:name="i8"/><text:a xlink:type="simple" xlink:href="http://127.0.0.1:8095/s/test/u/pub/gMaint/2/MFMS-sto/0_publi/2E_cm_web.publi/web/co/st_mod_Lpoi_ne.html" office:target-frame-name="_blank" xlink:show="new"><text:span text:style-name="T5">loi de Poisson</text:span></text:a> la probabilité de subir 0, 1 ou 2 casses dans l'année.</text:p>
              <text:p text:style-name="P20"><text:a xlink:type="simple" xlink:href="http://127.0.0.1:8095/s/test/u/pub/gMaint/2/MFMS-sto/0_publi/2E_cm_web.publi/web/co/39_td.html#"><text:span text:style-name="T4">Solution</text:span></text:a></text:p>
              <text:h text:style-name="P12" text:outline-level="3">Question</text:h>
              <text:p text:style-name="P21">Calculer dans chaque cas la pénalité maximum sans stockage.</text:p>
              <text:p text:style-name="P21">Quelle modalité de gestion choisiriez vous ?</text:p>
              <text:p text:style-name="P20"><text:a xlink:type="simple" xlink:href="http://127.0.0.1:8095/s/test/u/pub/gMaint/2/MFMS-sto/0_publi/2E_cm_web.publi/web/co/39_td.html#"><text:span text:style-name="T4">Solution</text:span></text:a></text:p>
            </text:section>
          </text:section>
          <text:section text:style-name="Sect1" text:name="tplCoSpacer">
            <text:p text:style-name="Standard"/>
          </text:section>
        </text:section>
      </text:section>
      <text:p text:style-name="Standard"><draw:frame draw:style-name="fr1" draw:name="tplBtm" text:anchor-type="char" svg:x="0cm" svg:width="33.867cm" draw:z-index="1"><draw:text-box fo:min-height="1.323cm"><draw:frame draw:style-name="fr2" draw:name="Cadre6" text:anchor-type="frame" svg:x="-132.292cm" svg:y="-132.292cm" svg:width="0.041cm" draw:z-index="2"><draw:text-box fo:min-height="0.041cm"><text:p text:style-name="P17">|</text:p></draw:text-box></draw:frame><draw:frame draw:style-name="fr2" draw:name="Cadre8" text:anchor-type="frame" svg:x="-132.292cm" svg:y="-132.292cm" svg:width="0.041cm" draw:z-index="3"><draw:text-box fo:min-height="0.041cm"><text:p text:style-name="P15">|</text:p></draw:text-box></draw:frame><draw:frame draw:style-name="fr2" draw:name="Cadre9" text:anchor-type="frame" svg:x="-132.292cm" svg:y="-132.292cm" svg:width="0.041cm" draw:z-index="4"><draw:text-box fo:min-height="0.041cm"><text:p text:style-name="P15">|</text:p></draw:text-box></draw:frame><text:p text:style-name="P3"/><text:p text:style-name="P23"><draw:frame draw:style-name="fr3" draw:name="Cadre5" text:anchor-type="paragraph" svg:width="0.873cm" draw:z-index="5"><draw:text-box fo:min-height="1.27cm"><text:p text:style-name="P18"><draw:a xlink:type="simple" xlink:href="http://127.0.0.1:8095/s/test/u/pub/gMaint/2/MFMS-sto/0_publi/2E_cm_web.publi/web/co/2E_cm_web.html" office:target-frame-name="_self" xlink:show="replace"><draw:frame draw:style-name="fr5" draw:name="images4" text:anchor-type="as-char" svg:width="0.944cm" svg:height="1.341cm" draw:z-index="12"><draw:image xlink:href="http://127.0.0.1:8095/s/test/u/pub/gMaint/2/MFMS-sto/0_publi/2E_cm_web.publi/web/skin/img/btn/home.png" xlink:type="simple" xlink:show="embed" xlink:actuate="onLoad"/></draw:frame></draw:a></text:p></draw:text-box></draw:frame><draw:frame draw:style-name="fr3" draw:name="Cadre7" text:anchor-type="paragraph" svg:width="0.873cm" draw:z-index="6"><draw:text-box fo:min-height="1.27cm"><text:p text:style-name="P18"><draw:a xlink:type="simple" xlink:href="http://127.0.0.1:8095/s/test/u/pub/gMaint/2/MFMS-sto/0_publi/2E_cm_web.publi/web/co/39_td.html#"><draw:frame draw:style-name="fr5" draw:name="images5" text:anchor-type="as-char" svg:width="0.944cm" svg:height="1.341cm" draw:z-index="13"><draw:image xlink:href="http://127.0.0.1:8095/s/test/u/pub/gMaint/2/MFMS-sto/0_publi/2E_cm_web.publi/web/skin/img/btn/print.png" xlink:type="simple" xlink:show="embed" xlink:actuate="onLoad"/></draw:frame></draw:a></text:p></draw:text-box></draw:frame><text:bookmark text:name="tplBtmLeft"/><text:bookmark text:name="footer"/><text:bookmark text:name="tplBtmIn"/><text:bookmark text:name="linkSp"/><text:a xlink:type="simple" xlink:href="http://scenari-platform.org/" office:target-frame-name="_blank" xlink:show="new"><text:span text:style-name="T1"><text:line-break/></text:span></text:a></text:p></draw:text-box></draw:frame><draw:frame draw:style-name="fr4" draw:name="tplRgt" text:anchor-type="char" svg:width="1.323cm" draw:z-index="7"><draw:text-box fo:min-height="2.434cm"><draw:frame draw:style-name="fr2" draw:name="Cadre1" text:anchor-type="frame" svg:x="-132.292cm" svg:y="-132.292cm" svg:width="0.041cm" draw:z-index="8"><draw:text-box fo:min-height="0.041cm"><text:p text:style-name="Text_20_body"><text:span text:style-name="Strong_20_Emphasis"><text:span text:style-name="T6">Navigation :</text:span></text:span></text:p></draw:text-box></draw:frame><draw:frame draw:style-name="fr2" draw:name="Cadre3" text:anchor-type="frame" svg:x="-132.292cm" svg:y="-132.292cm" svg:width="0.041cm" draw:z-index="9"><draw:text-box fo:min-height="0.041cm"><text:p text:style-name="P17">|</text:p></draw:text-box></draw:frame><text:p text:style-name="P2"/><text:p text:style-name="Text_20_body"><draw:frame draw:style-name="fr1" draw:name="Cadre2" text:anchor-type="char" svg:x="0cm" svg:width="1.27cm" draw:z-index="10"><draw:text-box fo:min-height="0.873cm"><text:p text:style-name="P18"><draw:a xlink:type="simple" xlink:href="http://127.0.0.1:8095/s/test/u/pub/gMaint/2/MFMS-sto/0_publi/2E_cm_web.publi/web/co/38_td.html" office:target-frame-name="_self" xlink:show="replace"><draw:frame draw:style-name="fr5" draw:name="images2" text:anchor-type="as-char" svg:width="1.341cm" svg:height="0.944cm" draw:z-index="14"><draw:image xlink:href="http://127.0.0.1:8095/s/test/u/pub/gMaint/2/MFMS-sto/0_publi/2E_cm_web.publi/web/skin/img/btn/prev.png" xlink:type="simple" xlink:show="embed" xlink:actuate="onLoad"/></draw:frame></draw:a></text:p></draw:text-box></draw:frame><draw:frame draw:style-name="fr1" draw:name="Cadre4" text:anchor-type="char" svg:x="0cm" svg:width="1.27cm" draw:z-index="11"><draw:text-box fo:min-height="0.873cm"><text:p text:style-name="P18"><draw:a xlink:type="simple" xlink:href="http://127.0.0.1:8095/s/test/u/pub/gMaint/2/MFMS-sto/0_publi/2E_cm_web.publi/web/co/50_exr.html" office:target-frame-name="_self" xlink:show="replace"><draw:frame draw:style-name="fr5" draw:name="images3" text:anchor-type="as-char" svg:width="1.341cm" svg:height="0.944cm" draw:z-index="15"><draw:image xlink:href="http://127.0.0.1:8095/s/test/u/pub/gMaint/2/MFMS-sto/0_publi/2E_cm_web.publi/web/skin/img/btn/next.png" xlink:type="simple" xlink:show="embed" xlink:actuate="onLoad"/></draw:frame></draw:a></text:p></draw:text-box></draw:frame><text:bookmark text:name="navigation"/></text:p></draw:text-box></draw:frame></text:p>
      <text:p text:style-name="P1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neva" svg:font-family="Geneva, Verdana, sans-serif"/>
    <style:font-face style:name="OpenSymbol" svg:font-family="OpenSymbol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dTemplateText_20__3e__20__23_defaultStyle" style:display-name="odTemplateText &gt; #defaultStyle" style:family="paragraph" style:class="text">
      <style:paragraph-properties fo:margin-top="0.101cm" fo:margin-bottom="0.199cm" style:line-spacing="0.199cm"/>
      <style:text-properties style:font-name="Arial" fo:font-size="10pt"/>
    </style:style>
    <style:style style:name="simple_20__3e__20_paragraph_20_level_20_" style:display-name="simple &gt; paragraph level " style:family="paragraph" style:parent-style-name="odTemplateText_20__3e__20__23_defaultStyle">
      <style:paragraph-properties fo:margin-top="0.101cm" fo:margin-bottom="0cm"/>
    </style:style>
    <style:style style:name="simple_20__3e__20_paragraph_20_level_20_1" style:display-name="simple &gt; paragraph level 1" style:family="paragraph" style:parent-style-name="simple_20__3e__20_paragraph_20_level_20_" style:list-style-name="simple_20__3e__20_list"/>
    <style:style style:name="odTemplateText_20__3e__20_default_20_style" style:display-name="odTemplateText &gt; default style" style:family="paragraph" style:class="text" style:master-page-name="">
      <style:paragraph-properties fo:margin-top="0.101cm" fo:margin-bottom="0.199cm" style:line-spacing="0.199cm"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Arial" fo:font-size="10pt" fo:language="fr" fo:country="FR"/>
    </style:style>
    <style:style style:name="dk_5f_text_5f__20__3e__20_paraTag_5f_" style:display-name="dk_text_ &gt; paraTag_" style:family="paragraph" style:parent-style-name="odTemplateText_20__3e__20_default_20_style" style:master-page-name="">
      <style:paragraph-properties fo:margin-left="0.199cm" fo:margin-right="0.199cm" fo:margin-top="0.101cm" fo:margin-bottom="0cm" fo:text-indent="0cm" style:auto-text-indent="false" style:page-number="auto" fo:keep-with-next="always"/>
    </style:style>
    <style:style style:name="spaceAfterTxt" style:family="paragraph" style:parent-style-name="odTemplateText_20__3e__20__23_defaultStyle" style:master-page-name="">
      <style:paragraph-properties fo:margin-top="0cm" fo:margin-bottom="0cm" fo:line-height="100%" style:page-number="auto"/>
      <style:text-properties fo:font-size="3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mple_20__3e__20_prefix_20_style" style:display-name="simple &gt; prefix style" style:family="text">
      <style:text-properties fo:color="#666666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imple_20__3e__20_list" style:display-name="simple &gt; list">
      <text:list-level-style-bullet text:level="1" text:style-name="simple_20__3e__20_prefix_20_style" style:num-prefix=" " style:num-suffix=" 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simple_20__3e__20_prefix_20_style" style:num-prefix=" " style:num-suffix=" " text:bullet-char="●">
        <style:list-level-properties text:space-before="1.27cm" text:min-label-width="0.635cm"/>
        <style:text-properties style:font-name="Arial"/>
      </text:list-level-style-bullet>
      <text:list-level-style-bullet text:level="3" text:style-name="simple_20__3e__20_prefix_20_style" style:num-prefix=" " style:num-suffix=")" text:bullet-char="●">
        <style:list-level-properties text:space-before="1.905cm" text:min-label-width="0.635cm"/>
        <style:text-properties style:font-name="Arial"/>
      </text:list-level-style-bullet>
      <text:list-level-style-bullet text:level="4" text:style-name="simple_20__3e__20_prefix_20_style" style:num-prefix=" " style:num-suffix=" " text:bullet-char="●">
        <style:list-level-properties text:space-before="2.54cm" text:min-label-width="0.635cm"/>
        <style:text-properties style:font-name="Arial"/>
      </text:list-level-style-bullet>
      <text:list-level-style-bullet text:level="5" text:style-name="simple_20__3e__20_prefix_20_style" style:num-prefix=" " style:num-suffix=" " text:bullet-char="●">
        <style:list-level-properties text:space-before="3.175cm" text:min-label-width="0.635cm"/>
        <style:text-properties style:font-name="Arial"/>
      </text:list-level-style-bullet>
      <text:list-level-style-bullet text:level="6" text:style-name="simple_20__3e__20_prefix_20_style" style:num-prefix=" " style:num-suffix=" " text:bullet-char="●">
        <style:list-level-properties text:space-before="3.81cm" text:min-label-width="0.635cm"/>
        <style:text-properties style:font-name="Arial"/>
      </text:list-level-style-bullet>
      <text:list-level-style-bullet text:level="7" text:style-name="simple_20__3e__20_prefix_20_style" style:num-prefix=" " style:num-suffix=" " text:bullet-char="●">
        <style:list-level-properties text:space-before="4.445cm" text:min-label-width="0.635cm"/>
        <style:text-properties style:font-name="Arial"/>
      </text:list-level-style-bullet>
      <text:list-level-style-bullet text:level="8" text:style-name="simple_20__3e__20_prefix_20_style" style:num-prefix=" " style:num-suffix=" " text:bullet-char="●">
        <style:list-level-properties text:space-before="5.08cm" text:min-label-width="0.635cm"/>
        <style:text-properties style:font-name="Arial"/>
      </text:list-level-style-bullet>
      <text:list-level-style-bullet text:level="9" text:style-name="simple_20__3e__20_prefix_20_style" style:num-prefix=" " style:num-suffix=" " text:bullet-char="●">
        <style:list-level-properties text:space-before="5.715cm" text:min-label-width="0.635cm"/>
        <style:text-properties style:font-name="Arial"/>
      </text:list-level-style-bullet>
      <text:list-level-style-bullet text:level="10" text:style-name="simple_20__3e__20_prefix_20_style" style:num-prefix=" " style:num-suffix=" " text:bullet-char="●">
        <style:list-level-properties text:space-before="6.35cm" text:min-label-width="0.635cm"/>
        <style:text-properties style:font-name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5cm" style:type="center"/>
          <style:tab-stop style:position="19.001cm" style:type="right" style:leader-style="solid" style:leader-text="_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TAM__2013_02_14_M42<text:tab/>NOM : 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06T19:39:56.62</dc:date>
    <meta:editing-duration>PT1H10M36S</meta:editing-duration>
    <meta:editing-cycles>10</meta:editing-cycles>
    <meta:generator>OpenOffice.org/3.3$Win32 OpenOffice.org_project/330m20$Build-9567</meta:generator>
    <meta:document-statistic meta:table-count="0" meta:image-count="5" meta:object-count="0" meta:page-count="4" meta:paragraph-count="84" meta:word-count="975" meta:character-count="5396"/>
  </office:meta>
</office:document-meta>
</file>